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9cm" fo:min-width="2.87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4cm" fo:min-width="4.53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5cm" fo:min-width="2.3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3cm" fo:min-width="3.82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2cm" fo:min-width="1.715cm"/>
    </style:style>
    <style:style style:name="gr1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9cm" fo:min-width="3.38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8cm" fo:min-width="3.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2.28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9cm" fo:min-width="4.5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8cm" fo:min-width="4.04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1cm" fo:min-width="6.04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2cm" fo:min-width="3.64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1cm" fo:min-width="3.994cm"/>
    </style:style>
    <style:style style:name="gr21" style:family="graphic" style:parent-style-name="standard">
      <style:graphic-properties svg:stroke-width="0.102cm" draw:marker-start-width="0.457cm" draw:marker-end-width="0.457cm" draw:fill-color="#23ff23" draw:textarea-horizontal-align="justify" draw:textarea-vertical-align="middle" draw:auto-grow-height="false" fo:min-height="0cm" fo:min-width="0cm" fo:padding-top="0.176cm" fo:padding-bottom="0.176cm" fo:padding-left="0.301cm" fo:padding-right="0.301cm"/>
    </style:style>
    <style:style style:name="gr22" style:family="graphic" style:parent-style-name="standard">
      <style:graphic-properties svg:stroke-width="0.102cm" draw:marker-start-width="0.457cm" draw:marker-end-width="0.457cm" draw:fill-color="#ff0000" draw:textarea-horizontal-align="justify" draw:textarea-vertical-align="middle" draw:auto-grow-height="false" fo:min-height="0cm" fo:min-width="0cm" fo:padding-top="0.176cm" fo:padding-bottom="0.176cm" fo:padding-left="0.301cm" fo:padding-right="0.301cm"/>
    </style:style>
    <style:style style:name="gr23" style:family="graphic" style:parent-style-name="standard">
      <style:graphic-properties svg:stroke-width="0.102cm" draw:marker-start="" draw:marker-start-width="0.457cm" draw:marker-end="Arrow_20_concave" draw:marker-end-width="0.457cm" draw:textarea-horizontal-align="center" draw:textarea-vertical-align="middle" fo:padding-top="0.176cm" fo:padding-bottom="0.176cm" fo:padding-left="0.301cm" fo:padding-right="0.301cm"/>
    </style:style>
    <style:style style:name="gr24" style:family="graphic" style:parent-style-name="standard">
      <style:graphic-properties svg:stroke-width="0.102cm" draw:marker-start-width="0.457cm" draw:marker-end="Arrow_20_concave" draw:marker-end-width="0.457cm" draw:textarea-horizontal-align="center" draw:textarea-vertical-align="middle" fo:padding-top="0.176cm" fo:padding-bottom="0.176cm" fo:padding-left="0.301cm" fo:padding-right="0.301cm"/>
    </style:style>
    <style:style style:name="gr25" style:family="graphic" style:parent-style-name="standard">
      <style:graphic-properties draw:fill-color="#0000ff" draw:textarea-horizontal-align="justify" draw:textarea-vertical-align="middle" draw:auto-grow-height="false"/>
    </style:style>
    <style:style style:name="gr2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27" style:family="graphic" style:parent-style-name="standard">
      <style:graphic-properties draw:stroke="dash" draw:stroke-dash="Fine_20_Dashed"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draw:g>
          <draw:frame draw:style-name="gr1" draw:layer="layout" svg:width="4.693cm" svg:height="0.962cm" svg:x="19.625cm" svg:y="6.985cm">
            <draw:text-box>
              <text:p>ClearingHouse</text:p>
            </draw:text-box>
          </draw:frame>
          <draw:g>
            <draw:frame draw:style-name="gr1" draw:layer="layout" svg:width="2.619cm" svg:height="0.962cm" svg:x="20.648cm" svg:y="8.09cm">
              <draw:text-box>
                <text:p>Archive</text:p>
              </draw:text-box>
            </draw:frame>
            <draw:rect draw:style-name="gr2" draw:text-style-name="P1" draw:layer="layout" svg:width="3.175cm" svg:height="1.27cm" svg:x="20.32cm" svg:y="7.89cm">
              <text:p/>
            </draw:rect>
          </draw:g>
          <draw:rect draw:style-name="gr2" draw:text-style-name="P1" draw:layer="layout" svg:width="5.715cm" svg:height="2.54cm" svg:x="19.05cm" svg:y="6.985cm">
            <text:p/>
          </draw:rect>
        </draw:g>
        <draw:frame draw:style-name="gr1" draw:layer="layout" svg:width="2.373cm" svg:height="0.962cm" svg:x="21.011cm" svg:y="11.661cm">
          <draw:text-box>
            <text:p>Server</text:p>
          </draw:text-box>
        </draw:frame>
        <draw:rect draw:style-name="gr3" draw:text-style-name="P1" draw:layer="layout" svg:width="2.54cm" svg:height="1.27cm" svg:x="20.955cm" svg:y="13.97cm">
          <text:p text:style-name="P1">Peer</text:p>
        </draw:rect>
        <draw:rect draw:style-name="gr3" draw:text-style-name="P1" draw:layer="layout" svg:width="2.54cm" svg:height="1.27cm" svg:x="20.955cm" svg:y="15.875cm">
          <text:p text:style-name="P1">Tracker</text:p>
        </draw:rect>
        <draw:rect draw:style-name="gr3" draw:text-style-name="P1" draw:layer="layout" svg:width="2.54cm" svg:height="1.27cm" svg:x="17.78cm" svg:y="15.875cm">
          <text:p text:style-name="P1">Server</text:p>
        </draw:rect>
        <draw:frame draw:style-name="gr1" draw:layer="layout" svg:width="3.533cm" svg:height="0.962cm" svg:x="17.145cm" svg:y="12.7cm">
          <draw:text-box>
            <text:p>Subscriber</text:p>
          </draw:text-box>
        </draw:frame>
        <draw:frame draw:style-name="gr1" draw:layer="layout" svg:width="2.123cm" svg:height="0.962cm" svg:x="15.875cm" svg:y="18.415cm">
          <draw:text-box>
            <text:p>Client</text:p>
          </draw:text-box>
        </draw:frame>
        <draw:g>
          <draw:rect draw:style-name="gr2" draw:text-style-name="P1" draw:layer="layout" svg:width="2.54cm" svg:height="1.27cm" svg:x="18.415cm" svg:y="17.78cm">
            <text:p/>
          </draw:rect>
          <draw:frame draw:style-name="gr1" draw:layer="layout" svg:width="2.123cm" svg:height="0.962cm" svg:x="18.667cm" svg:y="17.88cm">
            <draw:text-box>
              <text:p>Client</text:p>
            </draw:text-box>
          </draw:frame>
        </draw:g>
        <draw:frame draw:style-name="gr1" draw:layer="layout" svg:width="3.258cm" svg:height="0.962cm" svg:x="15.875cm" svg:y="14.462cm">
          <draw:text-box>
            <text:p>SinkNode</text:p>
          </draw:text-box>
        </draw:frame>
        <draw:frame draw:style-name="gr1" draw:layer="layout" svg:width="4.033cm" svg:height="0.962cm" svg:x="16.51cm" svg:y="11.43cm">
          <draw:text-box>
            <text:p>SourceNode</text:p>
          </draw:text-box>
        </draw:frame>
        <draw:g>
          <draw:frame draw:style-name="gr4" draw:layer="layout" svg:width="3.144cm" svg:height="1.331cm" svg:x="5.785cm" svg:y="1.344cm">
            <draw:text-box>
              <text:p>Publisher</text:p>
            </draw:text-box>
          </draw:frame>
          <draw:rect draw:style-name="gr2" draw:text-style-name="P1" draw:layer="layout" svg:width="8.28cm" svg:height="8.315cm" svg:x="3.175cm" svg:y="1.27cm">
            <text:p/>
          </draw:rect>
          <draw:g>
            <draw:g>
              <draw:frame draw:style-name="gr1" draw:layer="layout" svg:width="4.693cm" svg:height="0.962cm" svg:x="5.055cm" svg:y="3.91cm">
                <draw:text-box>
                  <text:p>ClearingHouse</text:p>
                </draw:text-box>
              </draw:frame>
              <draw:g>
                <draw:frame draw:style-name="gr1" draw:layer="layout" svg:width="2.619cm" svg:height="0.962cm" svg:x="6.078cm" svg:y="5.315cm">
                  <draw:text-box>
                    <text:p>Archive</text:p>
                  </draw:text-box>
                </draw:frame>
                <draw:rect draw:style-name="gr2" draw:text-style-name="P1" draw:layer="layout" svg:width="3.175cm" svg:height="1.27cm" svg:x="5.75cm" svg:y="5.115cm">
                  <text:p/>
                </draw:rect>
              </draw:g>
              <draw:rect draw:style-name="gr2" draw:text-style-name="P1" draw:layer="layout" svg:width="5.715cm" svg:height="3.175cm" svg:x="4.48cm" svg:y="3.91cm">
                <text:p/>
              </draw:rect>
            </draw:g>
            <draw:rect draw:style-name="gr3" draw:text-style-name="P1" draw:layer="layout" svg:width="2.54cm" svg:height="1.27cm" svg:x="7.985cm" svg:y="7.455cm">
              <text:p text:style-name="P1">Server</text:p>
            </draw:rect>
            <draw:rect draw:style-name="gr3" draw:text-style-name="P1" draw:layer="layout" svg:width="2.54cm" svg:height="1.27cm" svg:x="4.21cm" svg:y="7.415cm">
              <text:p text:style-name="P1">Tracker</text:p>
            </draw:rect>
            <draw:frame draw:style-name="gr1" draw:layer="layout" svg:width="4.033cm" svg:height="0.962cm" svg:x="5.517cm" svg:y="2.6cm">
              <draw:text-box>
                <text:p>SourceNode</text:p>
              </draw:text-box>
            </draw:frame>
            <draw:rect draw:style-name="gr2" draw:text-style-name="P1" draw:layer="layout" svg:width="6.985cm" svg:height="6.35cm" svg:x="3.835cm" svg:y="2.6cm">
              <text:p/>
            </draw:rect>
          </draw:g>
        </draw:g>
        <draw:g>
          <draw:rect draw:style-name="gr2" draw:text-style-name="P1" draw:layer="layout" svg:width="10.795cm" svg:height="7.62cm" svg:x="3.175cm" svg:y="11.43cm">
            <text:p/>
          </draw:rect>
          <draw:frame draw:style-name="gr1" draw:layer="layout" svg:width="3.533cm" svg:height="0.962cm" svg:x="6.627cm" svg:y="11.538cm">
            <draw:text-box>
              <text:p>Subscriber</text:p>
            </draw:text-box>
          </draw:frame>
          <draw:g>
            <draw:rect draw:style-name="gr2" draw:text-style-name="P1" draw:layer="layout" svg:width="9.525cm" svg:height="5.715cm" svg:x="3.81cm" svg:y="12.7cm">
              <text:p/>
            </draw:rect>
            <draw:frame draw:style-name="gr1" draw:layer="layout" svg:width="3.258cm" svg:height="0.962cm" svg:x="6.702cm" svg:y="12.7cm">
              <draw:text-box>
                <text:p>SinkNode</text:p>
              </draw:text-box>
            </draw:frame>
            <draw:g>
              <draw:rect draw:style-name="gr2" draw:text-style-name="P1" draw:layer="layout" svg:width="2.54cm" svg:height="1.27cm" svg:x="4.545cm" svg:y="13.91cm">
                <text:p/>
              </draw:rect>
              <draw:frame draw:style-name="gr1" draw:layer="layout" svg:width="2.123cm" svg:height="0.962cm" svg:x="4.797cm" svg:y="14.01cm">
                <draw:text-box>
                  <text:p>Client</text:p>
                </draw:text-box>
              </draw:frame>
            </draw:g>
            <draw:rect draw:style-name="gr3" draw:text-style-name="P1" draw:layer="layout" svg:width="2.54cm" svg:height="1.27cm" svg:x="9.59cm" svg:y="13.87cm">
              <text:p text:style-name="P1">Server</text:p>
            </draw:rect>
            <draw:g>
              <draw:frame draw:style-name="gr1" draw:layer="layout" svg:width="4.693cm" svg:height="0.962cm" svg:x="6.09cm" svg:y="15.575cm">
                <draw:text-box>
                  <text:p>ClearingHouse</text:p>
                </draw:text-box>
              </draw:frame>
              <draw:g>
                <draw:frame draw:style-name="gr1" draw:layer="layout" svg:width="2.619cm" svg:height="0.962cm" svg:x="7.113cm" svg:y="16.68cm">
                  <draw:text-box>
                    <text:p>Archive</text:p>
                  </draw:text-box>
                </draw:frame>
                <draw:rect draw:style-name="gr2" draw:text-style-name="P1" draw:layer="layout" svg:width="3.175cm" svg:height="1.27cm" svg:x="6.785cm" svg:y="16.48cm">
                  <text:p/>
                </draw:rect>
              </draw:g>
              <draw:rect draw:style-name="gr2" draw:text-style-name="P1" draw:layer="layout" svg:width="5.715cm" svg:height="2.54cm" svg:x="5.515cm" svg:y="15.575cm">
                <text:p/>
              </draw:rect>
            </draw:g>
          </draw:g>
        </draw:g>
        <draw:g>
          <draw:rect draw:style-name="gr2" draw:text-style-name="P1" draw:layer="layout" svg:width="3.356cm" svg:height="2.54cm" svg:x="22.444cm" svg:y="17.745cm">
            <text:p/>
          </draw:rect>
          <draw:frame draw:style-name="gr5" draw:layer="layout" svg:width="2.123cm" svg:height="1.216cm" svg:x="22.996cm" svg:y="17.771cm">
            <draw:text-box>
              <text:p>Client</text:p>
            </draw:text-box>
          </draw:frame>
          <draw:rect draw:style-name="gr3" draw:text-style-name="P1" draw:layer="layout" svg:width="2.54cm" svg:height="1.17cm" svg:x="22.86cm" svg:y="18.85cm">
            <text:p text:style-name="P1">Peer</text:p>
          </draw:rect>
        </draw:g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21">
        <draw:frame draw:style-name="gr7" draw:layer="layout" svg:width="3.373cm" svg:height="1.389cm" svg:x="4.077cm" svg:y="1.349cm">
          <draw:text-box>
            <text:p>Publisher</text:p>
          </draw:text-box>
        </draw:frame>
        <draw:rect draw:style-name="gr2" draw:text-style-name="P1" draw:layer="layout" svg:width="8.885cm" svg:height="11.429cm" svg:x="1.275cm" svg:y="1.271cm">
          <text:p/>
        </draw:rect>
        <draw:g draw:id="id2">
          <draw:frame draw:style-name="gr8" draw:layer="layout" svg:width="5.036cm" svg:height="1.004cm" svg:x="3.293cm" svg:y="6.622cm">
            <draw:text-box>
              <text:p>ClearingHouse</text:p>
            </draw:text-box>
          </draw:frame>
          <draw:g>
            <draw:frame draw:style-name="gr9" draw:layer="layout" svg:width="2.812cm" svg:height="1.005cm" svg:x="4.389cm" svg:y="8.087cm">
              <draw:text-box>
                <text:p>Archive</text:p>
              </draw:text-box>
            </draw:frame>
            <draw:rect draw:style-name="gr2" draw:text-style-name="P1" draw:layer="layout" svg:width="3.407cm" svg:height="1.324cm" svg:x="4.038cm" svg:y="7.881cm">
              <text:p/>
            </draw:rect>
          </draw:g>
          <draw:rect draw:style-name="gr2" draw:text-style-name="P1" draw:layer="layout" svg:width="6.133cm" svg:height="3.315cm" svg:x="2.676cm" svg:y="6.622cm">
            <text:p/>
          </draw:rect>
        </draw:g>
        <draw:rect draw:style-name="gr3" draw:text-style-name="P1" draw:id="id5" draw:layer="layout" svg:width="2.726cm" svg:height="1.329cm" svg:x="3.943cm" svg:y="10.209cm">
          <text:p text:style-name="P1">Tracker</text:p>
        </draw:rect>
        <draw:frame draw:style-name="gr10" draw:layer="layout" svg:width="4.328cm" svg:height="1.003cm" svg:x="3.787cm" svg:y="2.662cm">
          <draw:text-box>
            <text:p>SourceNode</text:p>
          </draw:text-box>
        </draw:frame>
        <draw:rect draw:style-name="gr2" draw:text-style-name="P1" draw:layer="layout" svg:width="7.497cm" svg:height="9.125cm" svg:x="1.982cm" svg:y="2.662cm">
          <text:p/>
        </draw:rect>
        <draw:rect draw:style-name="gr2" draw:text-style-name="P1" draw:id="id15" draw:layer="layout" svg:width="4.946cm" svg:height="2.119cm" svg:x="3.152cm" svg:y="3.723cm">
          <text:p/>
        </draw:rect>
        <draw:frame draw:style-name="gr11" draw:layer="layout" svg:width="2.373cm" svg:height="0.962cm" svg:x="4.739cm" svg:y="3.782cm">
          <draw:text-box>
            <text:p>Server</text:p>
          </draw:text-box>
        </draw:frame>
        <draw:rect draw:style-name="gr3" draw:text-style-name="P1" draw:id="id3" draw:layer="layout" svg:width="1.648cm" svg:height="0.913cm" svg:x="3.406cm" svg:y="4.654cm">
          <text:p text:style-name="P1">Peer</text:p>
        </draw:rect>
        <draw:rect draw:style-name="gr3" draw:text-style-name="P1" draw:id="id1" draw:layer="layout" svg:width="1.649cm" svg:height="0.915cm" svg:x="6.038cm" svg:y="4.685cm">
          <text:p text:style-name="P1">Peer</text:p>
        </draw:rect>
        <draw:connector draw:style-name="gr12" draw:text-style-name="P1" draw:layer="layout" draw:type="line" svg:x1="6.862cm" svg:y1="5.6cm" svg:x2="5.742cm" svg:y2="6.622cm" draw:start-shape="id1" draw:start-glue-point="2" draw:end-shape="id2" svg:d="m6862 5600-1120 1022">
          <text:p/>
        </draw:connector>
        <draw:connector draw:style-name="gr12" draw:text-style-name="P1" draw:layer="layout" draw:type="line" svg:x1="4.23cm" svg:y1="5.567cm" svg:x2="5.742cm" svg:y2="6.622cm" draw:start-shape="id3" draw:start-glue-point="2" draw:end-shape="id2" svg:d="m4230 5567 1512 1055">
          <text:p/>
        </draw:connector>
        <draw:connector draw:style-name="gr12" draw:text-style-name="P1" draw:layer="layout" draw:type="line" svg:x1="12.776cm" svg:y1="15.9cm" svg:x2="6.669cm" svg:y2="10.873cm" draw:start-shape="id4" draw:start-glue-point="3" draw:end-shape="id5" draw:end-glue-point="1" svg:d="m12776 15900-6107-5027">
          <text:p/>
        </draw:connector>
        <draw:connector draw:style-name="gr12" draw:text-style-name="P1" draw:layer="layout" draw:type="line" svg:x1="14.184cm" svg:y1="15.329cm" svg:x2="5.054cm" svg:y2="5.11cm" draw:start-shape="id6" draw:start-glue-point="3" draw:end-shape="id3" draw:end-glue-point="1" svg:d="m14184 15329-9130-10219">
          <text:p/>
        </draw:connector>
        <draw:rect draw:style-name="gr2" draw:text-style-name="P1" draw:id="id4" draw:layer="layout" svg:width="13.894cm" svg:height="8.94cm" svg:x="12.776cm" svg:y="11.43cm">
          <text:p/>
        </draw:rect>
        <draw:frame draw:style-name="gr13" draw:layer="layout" svg:width="3.883cm" svg:height="1.129cm" svg:x="17.204cm" svg:y="11.557cm">
          <draw:text-box>
            <text:p>Subscriber</text:p>
          </draw:text-box>
        </draw:frame>
        <draw:rect draw:style-name="gr2" draw:text-style-name="P1" draw:layer="layout" svg:width="12.74cm" svg:height="6.865cm" svg:x="13.295cm" svg:y="12.82cm">
          <text:p/>
        </draw:rect>
        <draw:frame draw:style-name="gr14" draw:layer="layout" svg:width="3.51cm" svg:height="1.128cm" svg:x="17.358cm" svg:y="12.92cm">
          <draw:text-box>
            <text:p>SinkNode</text:p>
          </draw:text-box>
        </draw:frame>
        <draw:g draw:id="id14">
          <draw:rect draw:style-name="gr2" draw:text-style-name="P1" draw:layer="layout" svg:width="2.713cm" svg:height="2.531cm" svg:x="13.743cm" svg:y="13.679cm">
            <text:p/>
          </draw:rect>
          <draw:frame draw:style-name="gr15" draw:layer="layout" svg:width="2.789cm" svg:height="1.916cm" svg:x="14.01cm" svg:y="13.88cm">
            <draw:text-box>
              <text:p>Client</text:p>
            </draw:text-box>
          </draw:frame>
        </draw:g>
        <draw:rect draw:style-name="gr3" draw:text-style-name="P1" draw:id="id6" draw:layer="layout" svg:width="1.899cm" svg:height="1.159cm" svg:x="14.184cm" svg:y="14.75cm">
          <text:p text:style-name="P1">Peer</text:p>
        </draw:rect>
        <draw:rect draw:style-name="gr2" draw:text-style-name="P1" draw:id="id10" draw:layer="layout" svg:width="13.984cm" svg:height="8.94cm" svg:x="12.686cm" svg:y="1.27cm">
          <text:p/>
        </draw:rect>
        <draw:frame draw:style-name="gr16" draw:layer="layout" svg:width="5.025cm" svg:height="1.129cm" svg:x="16.345cm" svg:y="1.397cm">
          <draw:text-box>
            <text:p>Subscriber</text:p>
          </draw:text-box>
        </draw:frame>
        <draw:rect draw:style-name="gr2" draw:text-style-name="P1" draw:layer="layout" svg:width="12.677cm" svg:height="6.705cm" svg:x="13.358cm" svg:y="2.76cm">
          <text:p/>
        </draw:rect>
        <draw:frame draw:style-name="gr17" draw:layer="layout" svg:width="4.542cm" svg:height="1.128cm" svg:x="16.156cm" svg:y="2.76cm">
          <draw:text-box>
            <text:p>SinkNode</text:p>
          </draw:text-box>
        </draw:frame>
        <draw:rect draw:style-name="gr3" draw:text-style-name="P1" draw:layer="layout" svg:width="2.459cm" svg:height="1.491cm" svg:x="22.846cm" svg:y="4.132cm">
          <text:p text:style-name="P1">Server</text:p>
        </draw:rect>
        <draw:frame draw:style-name="gr18" draw:layer="layout" svg:width="6.543cm" svg:height="0.962cm" svg:x="15.081cm" svg:y="6.644cm">
          <draw:text-box>
            <text:p>ClearingHouse</text:p>
          </draw:text-box>
        </draw:frame>
        <draw:g>
          <draw:frame draw:style-name="gr19" draw:layer="layout" svg:width="4.147cm" svg:height="0.962cm" svg:x="15.798cm" svg:y="7.718cm">
            <draw:text-box>
              <text:p><text:s text:c="2"/>Archive</text:p>
            </draw:text-box>
          </draw:frame>
          <draw:rect draw:style-name="gr2" draw:text-style-name="P1" draw:layer="layout" svg:width="3.856cm" svg:height="1.227cm" svg:x="15.841cm" svg:y="7.526cm">
            <text:p/>
          </draw:rect>
        </draw:g>
        <draw:rect draw:style-name="gr2" draw:text-style-name="P1" draw:id="id9" draw:layer="layout" svg:width="6.238cm" svg:height="2.457cm" svg:x="14.772cm" svg:y="6.644cm">
          <text:p/>
        </draw:rect>
        <draw:connector draw:style-name="gr12" draw:text-style-name="P1" draw:layer="layout" draw:type="line" svg:x1="15.909cm" svg:y1="5.604cm" svg:x2="17.586cm" svg:y2="6.644cm" draw:start-shape="id7" draw:start-glue-point="2" svg:d="m15909 5604 1677 1040">
          <text:p/>
        </draw:connector>
        <draw:rect draw:style-name="gr2" draw:text-style-name="P1" draw:id="id18" draw:layer="layout" svg:width="2.54cm" svg:height="1.939cm" svg:x="14.605cm" svg:y="3.819cm">
          <text:p/>
        </draw:rect>
        <draw:rect draw:style-name="gr3" draw:text-style-name="P1" draw:id="id7" draw:layer="layout" svg:width="2.002cm" svg:height="0.888cm" svg:x="14.908cm" svg:y="4.716cm">
          <text:p text:style-name="P1">Peer</text:p>
        </draw:rect>
        <draw:frame draw:style-name="gr1" draw:layer="layout" svg:width="2.123cm" svg:height="0.962cm" svg:x="14.805cm" svg:y="3.81cm">
          <draw:text-box>
            <text:p>Client</text:p>
          </draw:text-box>
        </draw:frame>
        <draw:rect draw:style-name="gr2" draw:text-style-name="P1" draw:id="id16" draw:layer="layout" svg:width="2.54cm" svg:height="1.939cm" svg:x="18.415cm" svg:y="3.819cm">
          <text:p/>
        </draw:rect>
        <draw:rect draw:style-name="gr3" draw:text-style-name="P1" draw:id="id8" draw:layer="layout" svg:width="2.002cm" svg:height="0.888cm" svg:x="18.718cm" svg:y="4.716cm">
          <text:p text:style-name="P1">Peer</text:p>
        </draw:rect>
        <draw:frame draw:style-name="gr1" draw:layer="layout" svg:width="2.123cm" svg:height="0.962cm" svg:x="18.615cm" svg:y="3.81cm">
          <draw:text-box>
            <text:p>Client</text:p>
          </draw:text-box>
        </draw:frame>
        <draw:connector draw:style-name="gr12" draw:text-style-name="P1" draw:layer="layout" draw:type="line" svg:x1="19.719cm" svg:y1="5.604cm" svg:x2="17.891cm" svg:y2="6.644cm" draw:start-shape="id8" draw:start-glue-point="2" draw:end-shape="id9" draw:end-glue-point="0" svg:d="m19719 5604-1828 1040">
          <text:p/>
        </draw:connector>
        <draw:connector draw:style-name="gr12" draw:text-style-name="P1" draw:layer="layout" draw:type="line" svg:x1="12.686cm" svg:y1="5.74cm" svg:x2="6.669cm" svg:y2="10.873cm" draw:start-shape="id10" draw:start-glue-point="3" draw:end-shape="id5" draw:end-glue-point="1" svg:d="m12686 5740-6017 5133">
          <text:p/>
        </draw:connector>
        <draw:g draw:id="id17">
          <draw:frame draw:style-name="gr1" draw:layer="layout" svg:width="2.373cm" svg:height="0.962cm" svg:x="21.912cm" svg:y="13.761cm">
            <draw:text-box>
              <text:p>Server</text:p>
            </draw:text-box>
          </draw:frame>
          <draw:rect draw:style-name="gr2" draw:text-style-name="P1" draw:layer="layout" svg:width="2.54cm" svg:height="2.54cm" svg:x="21.855cm" svg:y="13.705cm">
            <text:p/>
          </draw:rect>
          <draw:rect draw:style-name="gr3" draw:text-style-name="P1" draw:id="id11" draw:layer="layout" svg:width="1.905cm" svg:height="1.27cm" svg:x="22.19cm" svg:y="14.675cm">
            <text:p text:style-name="P1">Peer</text:p>
          </draw:rect>
        </draw:g>
        <draw:connector draw:style-name="gr12" draw:text-style-name="P1" draw:layer="layout" draw:type="line" svg:x1="23.142cm" svg:y1="14.675cm" svg:x2="19.719cm" svg:y2="5.604cm" draw:start-shape="id11" draw:start-glue-point="0" draw:end-shape="id8" draw:end-glue-point="2" svg:d="m23142 14675-3423-9071">
          <text:p/>
        </draw:connector>
        <draw:connector draw:style-name="gr12" draw:text-style-name="P1" draw:layer="layout" svg:x1="23.142cm" svg:y1="15.945cm" svg:x2="21.72cm" svg:y2="17.885cm" draw:start-shape="id11" draw:start-glue-point="2" draw:end-shape="id12" draw:end-glue-point="1" svg:d="m23142 15945v1940h-1422">
          <text:p/>
        </draw:connector>
        <draw:connector draw:style-name="gr12" draw:text-style-name="P1" draw:layer="layout" svg:x1="15.271cm" svg:y1="16.21cm" svg:x2="16.64cm" svg:y2="17.885cm" draw:end-shape="id13" svg:d="m15271 16210h435v1675h934">
          <text:p/>
        </draw:connector>
        <draw:connector draw:style-name="gr12" draw:text-style-name="P1" draw:layer="layout" draw:type="line" svg:x1="14.908cm" svg:y1="5.16cm" svg:x2="7.687cm" svg:y2="5.142cm" draw:start-shape="id7" draw:start-glue-point="3" draw:end-shape="id1" draw:end-glue-point="1" svg:d="m14908 5160-7221-18">
          <text:p/>
        </draw:connector>
        <draw:connector draw:style-name="gr12" draw:text-style-name="P1" draw:layer="layout" draw:type="line" svg:x1="15.271cm" svg:y1="13.679cm" svg:x2="8.098cm" svg:y2="4.782cm" draw:start-shape="id14" draw:start-glue-point="0" draw:end-shape="id15" draw:end-glue-point="1" svg:d="m15271 13679-7173-8897">
          <text:p/>
        </draw:connector>
        <draw:connector draw:style-name="gr12" draw:text-style-name="P1" draw:layer="layout" draw:type="line" svg:x1="20.955cm" svg:y1="4.788cm" svg:x2="23.125cm" svg:y2="13.705cm" draw:start-shape="id16" draw:start-glue-point="1" draw:end-shape="id17" svg:d="m20955 4788 2170 8917">
          <text:p/>
        </draw:connector>
        <draw:connector draw:style-name="gr12" draw:text-style-name="P1" draw:layer="layout" draw:type="line" svg:x1="14.605cm" svg:y1="4.788cm" svg:x2="8.098cm" svg:y2="4.782cm" draw:start-shape="id18" draw:start-glue-point="3" draw:end-shape="id15" draw:end-glue-point="1" svg:d="m14605 4788-6507-6">
          <text:p/>
        </draw:connector>
        <draw:g draw:id="id13">
          <draw:frame draw:style-name="gr20" draw:layer="layout" svg:width="4.693cm" svg:height="0.962cm" svg:x="16.893cm" svg:y="16.804cm">
            <draw:text-box>
              <text:p>ClearingHouse</text:p>
            </draw:text-box>
          </draw:frame>
          <draw:rect draw:style-name="gr2" draw:text-style-name="P1" draw:id="id12" draw:layer="layout" svg:width="5.08cm" svg:height="2.751cm" svg:x="16.64cm" svg:y="16.51cm">
            <text:p/>
          </draw:rect>
          <draw:rect draw:style-name="gr3" draw:text-style-name="P1" draw:layer="layout" svg:width="2.84cm" svg:height="1.27cm" svg:x="17.845cm" svg:y="17.78cm">
            <text:p text:style-name="P1">Archive</text:p>
          </draw:rect>
        </draw:g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21">
        <draw:custom-shape draw:style-name="gr21" draw:text-style-name="P2" draw:id="id19" draw:layer="layout" svg:width="1.905cm" svg:height="1.905cm" svg:x="8.145cm" svg:y="8.645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g draw:id="id20">
          <draw:custom-shape draw:style-name="gr22" draw:text-style-name="P1" draw:layer="layout" svg:width="0.635cm" svg:height="0.635cm" svg:x="13.86cm" svg:y="9.28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.905cm" svg:height="0.635cm" svg:x="16.4cm" svg:y="9.28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0.635cm" svg:height="0.635cm" svg:x="15.765cm" svg:y="9.28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0.635cm" svg:height="0.635cm" svg:x="15.13cm" svg:y="9.28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0.635cm" svg:height="0.635cm" svg:x="14.495cm" svg:y="9.28cm">
            <text:p/>
            <draw:enhanced-geometry svg:viewBox="0 0 21600 21600" draw:type="rectangle" draw:enhanced-path="M 0 0 L 21600 0 21600 21600 0 21600 0 0 Z N"/>
          </draw:custom-shape>
        </draw:g>
        <draw:connector draw:style-name="gr23" draw:text-style-name="P1" draw:layer="layout" draw:type="line" svg:x1="10.05cm" svg:y1="9.597cm" svg:x2="13.86cm" svg:y2="9.597cm" draw:start-shape="id19" draw:start-glue-point="1" draw:end-shape="id20" draw:end-glue-point="3" svg:d="m10050 9597h3810">
          <text:p/>
        </draw:connector>
        <draw:g draw:id="id21">
          <draw:custom-shape draw:style-name="gr22" draw:text-style-name="P1" draw:layer="layout" svg:width="0.635cm" svg:height="0.635cm" svg:x="13.888cm" svg:y="6.689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.905cm" svg:height="0.635cm" svg:x="16.428cm" svg:y="6.689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0.635cm" svg:height="0.635cm" svg:x="15.793cm" svg:y="6.689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0.635cm" svg:height="0.635cm" svg:x="15.158cm" svg:y="6.689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0.635cm" svg:height="0.635cm" svg:x="14.523cm" svg:y="6.689cm">
            <text:p/>
            <draw:enhanced-geometry svg:viewBox="0 0 21600 21600" draw:type="rectangle" draw:enhanced-path="M 0 0 L 21600 0 21600 21600 0 21600 0 0 Z N"/>
          </draw:custom-shape>
        </draw:g>
        <draw:connector draw:style-name="gr23" draw:text-style-name="P1" draw:id="id22" draw:layer="layout" draw:type="line" svg:x1="10.051cm" svg:y1="9.598cm" svg:x2="13.888cm" svg:y2="7.006cm" draw:end-shape="id21" draw:end-glue-point="3" svg:d="m10051 9598 3837-2592">
          <text:p/>
        </draw:connector>
        <draw:g draw:id="id23">
          <draw:custom-shape draw:style-name="gr22" draw:text-style-name="P1" draw:layer="layout" svg:width="0.635cm" svg:height="0.635cm" svg:x="13.86cm" svg:y="8.0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.905cm" svg:height="0.635cm" svg:x="16.4cm" svg:y="8.0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0.635cm" svg:height="0.635cm" svg:x="15.765cm" svg:y="8.0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0.635cm" svg:height="0.635cm" svg:x="15.13cm" svg:y="8.0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0.635cm" svg:height="0.635cm" svg:x="14.495cm" svg:y="8.01cm">
            <text:p/>
            <draw:enhanced-geometry svg:viewBox="0 0 21600 21600" draw:type="rectangle" draw:enhanced-path="M 0 0 L 21600 0 21600 21600 0 21600 0 0 Z N"/>
          </draw:custom-shape>
        </draw:g>
        <draw:connector draw:style-name="gr23" draw:text-style-name="P1" draw:layer="layout" draw:type="line" svg:x1="10.051cm" svg:y1="9.598cm" svg:x2="13.86cm" svg:y2="8.327cm" draw:start-shape="id22" draw:start-glue-point="2" draw:end-shape="id23" draw:end-glue-point="3" svg:d="m10051 9598 3809-1271">
          <text:p/>
        </draw:connector>
        <draw:custom-shape draw:style-name="gr21" draw:text-style-name="P2" draw:id="id24" draw:layer="layout" svg:width="1.905cm" svg:height="1.905cm" svg:x="22.115cm" svg:y="8.645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onnector draw:style-name="gr23" draw:text-style-name="P1" draw:layer="layout" draw:type="line" svg:x1="18.305cm" svg:y1="9.597cm" svg:x2="22.115cm" svg:y2="9.597cm" draw:start-shape="id20" draw:start-glue-point="1" draw:end-shape="id24" draw:end-glue-point="3" svg:d="m18305 9597h3810">
          <text:p/>
        </draw:connector>
        <draw:g draw:id="id25">
          <draw:custom-shape draw:style-name="gr22" draw:text-style-name="P1" draw:layer="layout" svg:width="0.635cm" svg:height="0.635cm" svg:x="13.86cm" svg:y="13.09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.905cm" svg:height="0.635cm" svg:x="16.4cm" svg:y="13.09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0.635cm" svg:height="0.635cm" svg:x="15.765cm" svg:y="13.09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0.635cm" svg:height="0.635cm" svg:x="15.13cm" svg:y="13.09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0.635cm" svg:height="0.635cm" svg:x="14.495cm" svg:y="13.09cm">
            <text:p/>
            <draw:enhanced-geometry svg:viewBox="0 0 21600 21600" draw:type="rectangle" draw:enhanced-path="M 0 0 L 21600 0 21600 21600 0 21600 0 0 Z N"/>
          </draw:custom-shape>
        </draw:g>
        <draw:connector draw:style-name="gr24" draw:text-style-name="P1" draw:layer="layout" draw:type="line" svg:x1="22.115cm" svg:y1="9.597cm" svg:x2="18.305cm" svg:y2="13.407cm" draw:start-shape="id24" draw:start-glue-point="3" draw:end-shape="id25" draw:end-glue-point="1" svg:d="m22115 9597-3810 3810">
          <text:p/>
        </draw:connector>
        <draw:frame draw:style-name="gr1" draw:text-style-name="P3" draw:layer="layout" svg:width="1.556cm" svg:height="1.673cm" svg:x="15.13cm" svg:y="4.432cm">
          <draw:text-box>
            <text:p><text:span text:style-name="T1">...</text:span></text:p>
          </draw:text-box>
        </draw:frame>
        <draw:custom-shape draw:style-name="gr21" draw:text-style-name="P2" draw:id="id26" draw:layer="layout" svg:width="1.905cm" svg:height="1.905cm" svg:x="8.145cm" svg:y="12.455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13.86cm" svg:y1="13.407cm" svg:x2="10.05cm" svg:y2="13.407cm" draw:start-shape="id25" draw:start-glue-point="3" draw:end-shape="id26" draw:end-glue-point="1" svg:d="m13860 13407h-3810">
          <text:p/>
        </draw:connector>
        <draw:g draw:id="id27">
          <draw:custom-shape draw:style-name="gr22" draw:text-style-name="P1" draw:layer="layout" svg:width="0.635cm" svg:height="0.635cm" svg:x="13.86cm" svg:y="16.9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.905cm" svg:height="0.635cm" svg:x="16.4cm" svg:y="16.9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0.635cm" svg:height="0.635cm" svg:x="15.765cm" svg:y="16.9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0.635cm" svg:height="0.635cm" svg:x="15.13cm" svg:y="16.9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0.635cm" svg:height="0.635cm" svg:x="14.495cm" svg:y="16.9cm">
            <text:p/>
            <draw:enhanced-geometry svg:viewBox="0 0 21600 21600" draw:type="rectangle" draw:enhanced-path="M 0 0 L 21600 0 21600 21600 0 21600 0 0 Z N"/>
          </draw:custom-shape>
        </draw:g>
        <draw:custom-shape draw:style-name="gr21" draw:text-style-name="P2" draw:id="id28" draw:layer="layout" svg:width="1.905cm" svg:height="1.905cm" svg:x="22.115cm" svg:y="16.265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onnector draw:style-name="gr23" draw:text-style-name="P1" draw:layer="layout" draw:type="line" svg:x1="18.305cm" svg:y1="17.217cm" svg:x2="22.115cm" svg:y2="17.217cm" draw:start-shape="id27" draw:start-glue-point="1" draw:end-shape="id28" draw:end-glue-point="3" svg:d="m18305 17217h3810">
          <text:p/>
        </draw:connector>
        <draw:connector draw:style-name="gr24" draw:text-style-name="P1" draw:layer="layout" draw:type="line" svg:x1="10.05cm" svg:y1="13.407cm" svg:x2="13.86cm" svg:y2="17.217cm" draw:start-shape="id26" draw:start-glue-point="1" draw:end-shape="id27" draw:end-glue-point="3" svg:d="m10050 13407 3810 3810">
          <text:p/>
        </draw:connector>
        <draw:custom-shape draw:style-name="gr25" draw:text-style-name="P2" draw:id="id29" draw:layer="layout" svg:width="1.905cm" svg:height="1.905cm" svg:x="2.905cm" svg:y="8.62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line" svg:x1="4.81cm" svg:y1="9.572cm" svg:x2="8.145cm" svg:y2="9.597cm" draw:start-shape="id29" draw:start-glue-point="10" draw:end-shape="id19" draw:end-glue-point="3" svg:d="m4810 9572 3335 25">
          <text:p/>
        </draw:connector>
        <draw:custom-shape draw:style-name="gr26" draw:text-style-name="P1" draw:layer="layout" svg:width="3.175cm" svg:height="1.905cm" svg:x="1.27cm" svg:y="5.545cm">
          <text:p text:style-name="P1">Produces</text:p>
          <text:p text:style-name="P1">Notices</text:p>
          <draw:enhanced-geometry svg:viewBox="0 0 21600 21600" draw:glue-points="10800 0 0 10800 10800 21600 21600 10800 ?f40 ?f41" draw:text-areas="0 0 21600 21600" draw:type="rectangular-callout" draw:modifiers="16982.1158690176 35595.80272822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" draw:layer="layout" svg:width="5.08cm" svg:height="2.54cm" svg:x="6.35cm" svg:y="3.64cm">
          <text:p text:style-name="P1">Conditionally</text:p>
          <text:p text:style-name="P1">Routes Notices</text:p>
          <text:p text:style-name="P1">to Peers</text:p>
          <draw:enhanced-geometry svg:viewBox="0 0 21600 21600" draw:glue-points="10800 0 0 10800 10800 21600 21600 10800 ?f40 ?f41" draw:text-areas="0 0 21600 21600" draw:type="rectangular-callout" draw:modifiers="11631.0962408975 42196.93034238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" draw:layer="layout" svg:width="4.445cm" svg:height="3.545cm" svg:x="21.425cm" svg:y="2.97cm">
          <text:p text:style-name="P1">Conditionally</text:p>
          <text:p text:style-name="P1">Converts</text:p>
          <text:p text:style-name="P1">Notices to</text:p>
          <text:p text:style-name="P1">Requests</text:p>
          <draw:enhanced-geometry svg:viewBox="0 0 21600 21600" draw:glue-points="10800 0 0 10800 10800 21600 21600 10800 ?f40 ?f41" draw:text-areas="0 0 21600 21600" draw:type="rectangular-callout" draw:modifiers="8195.95141700405 34434.51776649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" draw:layer="layout" svg:width="5.08cm" svg:height="3.01cm" svg:x="3.31cm" svg:y="16.505cm">
          <text:p text:style-name="P1">Converts</text:p>
          <text:p text:style-name="P1">Requests to</text:p>
          <text:p text:style-name="P1">Data-pieces</text:p>
          <draw:enhanced-geometry svg:viewBox="0 0 21600 21600" draw:glue-points="10800 0 0 10800 10800 21600 21600 10800 ?f40 ?f41" draw:text-areas="0 0 21600 21600" draw:type="rectangular-callout" draw:modifiers="24554.5365085613 -15574.09498505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" draw:layer="layout" svg:width="4.445cm" svg:height="2.54cm" svg:x="22.295cm" svg:y="11.895cm">
          <text:p text:style-name="P1">Saves</text:p>
          <text:p text:style-name="P1">Data-pieces</text:p>
          <draw:enhanced-geometry svg:viewBox="0 0 21600 21600" draw:glue-points="10800 0 0 10800 10800 21600 21600 10800 ?f40 ?f41" draw:text-areas="0 0 21600 21600" draw:type="rectangular-callout" draw:modifiers="3969.23076923077 36731.05076741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7" draw:text-style-name="P1" draw:layer="layout" svg:x1="19.685cm" svg:y1="0.635cm" svg:x2="19.685cm" svg:y2="20.32cm">
          <text:p/>
        </draw:line>
        <draw:frame draw:style-name="gr28" draw:layer="layout" svg:width="2.54cm" svg:height="0.962cm" svg:x="7.62cm" svg:y="0.943cm">
          <draw:text-box>
            <text:p>Peer 1</text:p>
          </draw:text-box>
        </draw:frame>
        <draw:frame draw:style-name="gr28" draw:layer="layout" svg:width="2.54cm" svg:height="0.962cm" svg:x="21.59cm" svg:y="0.943cm">
          <draw:text-box>
            <text:p>Peer 2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teve Emmerson</meta:initial-creator>
    <meta:creation-date>2010-09-23T17:13:50</meta:creation-date>
    <meta:editing-duration>PT02H03M59S</meta:editing-duration>
    <meta:editing-cycles>6</meta:editing-cycles>
    <dc:date>2010-09-30T15:40:35</dc:date>
    <dc:creator>Steve Emmerson</dc:creator>
    <meta:generator>OpenOffice.org/3.0$Unix OpenOffice.org_project/300m15$Build-9379</meta:generator>
    <meta:document-statistic meta:object-count="192"/>
    <meta:user-defined meta:name="Info 1"/>
    <meta:user-defined meta:name="Info 2"/>
    <meta:user-defined meta:name="Info 3"/>
    <meta:user-defined meta:name="Info 4"/>
  </office:meta>
</office:document-meta>
</file>